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Helvetica" svg:font-family="Helvetica, Arial, sans-serif"/>
    <style:font-face style:name="Lohit Devanagari1" svg:font-family="'Lohit Devanagari'"/>
    <style:font-face style:name="Open Sans" svg:font-family="'Open Sans', sans-serif"/>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automatic-styles>
    <style:style style:name="P1" style:family="paragraph" style:parent-style-name="normal">
      <style:paragraph-properties fo:line-height="100%"/>
      <style:text-properties style:font-name="Roboto" fo:font-size="14pt" fo:background-color="#ffffff" style:font-name-asian="Roboto1" style:font-size-asian="14pt" style:font-name-complex="Roboto1" style:font-size-complex="14pt"/>
    </style:style>
    <style:style style:name="P2" style:family="paragraph" style:parent-style-name="normal">
      <style:paragraph-properties fo:line-height="100%"/>
      <style:text-properties fo:color="#303030" style:font-name="Roboto" fo:font-size="18pt" style:font-name-asian="Roboto1" style:font-size-asian="18pt" style:font-name-complex="Roboto1" style:font-size-complex="18pt"/>
    </style:style>
    <style:style style:name="P3" style:family="paragraph" style:parent-style-name="normal" style:master-page-name="Standard">
      <style:paragraph-properties fo:line-height="100%" style:page-number="1"/>
      <style:text-properties fo:color="#a7074b" style:font-name="Roboto" fo:font-size="20pt" fo:font-weight="bold" style:font-name-asian="Roboto1" style:font-size-asian="20pt" style:font-weight-asian="bold" style:font-name-complex="Roboto1" style:font-size-complex="20pt"/>
    </style:style>
    <style:style style:name="P4" style:family="paragraph" style:parent-style-name="normal">
      <style:paragraph-properties fo:line-height="100%"/>
      <style:text-properties style:font-name="Roboto" fo:font-size="18pt" style:font-name-asian="Roboto1" style:font-size-asian="18pt" style:font-name-complex="Roboto1" style:font-size-complex="18pt"/>
    </style:style>
    <style:style style:name="P5" style:family="paragraph" style:parent-style-name="normal">
      <style:paragraph-properties fo:line-height="100%"/>
      <style:text-properties style:font-name="Roboto" fo:font-size="18pt" fo:background-color="#ffffff" style:font-name-asian="Roboto1" style:font-size-asian="18pt" style:font-name-complex="Roboto1" style:font-size-complex="18pt"/>
    </style:style>
    <style:style style:name="P6" style:family="paragraph" style:parent-style-name="normal">
      <style:paragraph-properties fo:line-height="100%"/>
      <style:text-properties style:font-name="Roboto" fo:font-size="14pt" fo:background-color="#ffffff" style:font-name-asian="Roboto1" style:font-size-asian="14pt" style:font-name-complex="Roboto1" style:font-size-complex="14pt"/>
    </style:style>
    <style:style style:name="P7" style:family="paragraph" style:parent-style-name="normal">
      <style:paragraph-properties fo:line-height="100%"/>
      <style:text-properties style:font-name="Nova Mono" fo:font-size="14pt" fo:background-color="#ffffff" style:font-name-asian="Nova Mono1" style:font-size-asian="14pt" style:font-name-complex="Nova Mono1" style:font-size-complex="14pt"/>
    </style:style>
    <style:style style:name="P8" style:family="paragraph" style:parent-style-name="normal">
      <style:paragraph-properties fo:line-height="100%"/>
      <style:text-properties fo:color="#3465a4" style:font-name="Roboto" fo:font-size="14pt" officeooo:rsid="000b172a" officeooo:paragraph-rsid="000cfcf6" fo:background-color="#ffffff" style:font-name-asian="Roboto1" style:font-size-asian="14pt" style:font-name-complex="Roboto1" style:font-size-complex="14pt"/>
    </style:style>
    <style:style style:name="P9" style:family="paragraph" style:parent-style-name="normal">
      <style:paragraph-properties fo:line-height="100%"/>
      <style:text-properties fo:color="#3465a4" style:font-name="Roboto" fo:font-size="14pt" fo:font-weight="bold" officeooo:rsid="000b172a" officeooo:paragraph-rsid="000cfcf6" fo:background-color="#ffffff" style:font-name-asian="Roboto1" style:font-size-asian="14pt" style:font-weight-asian="bold" style:font-name-complex="Roboto1" style:font-size-complex="14pt" style:font-weight-complex="bold"/>
    </style:style>
    <style:style style:name="P10" style:family="paragraph" style:parent-style-name="normal">
      <style:paragraph-properties fo:line-height="100%"/>
      <style:text-properties fo:color="#3465a4" style:font-name="Nova Mono" fo:font-size="18pt" officeooo:rsid="000fce59" officeooo:paragraph-rsid="000fce59" fo:background-color="transparent" style:font-name-asian="Nova Mono1" style:font-size-asian="18pt" style:font-name-complex="Nova Mono1" style:font-size-complex="18pt"/>
    </style:style>
    <style:style style:name="P11" style:family="paragraph" style:parent-style-name="normal">
      <style:paragraph-properties fo:line-height="100%"/>
      <style:text-properties fo:color="#3465a4" style:font-name="Nova Mono" fo:font-size="18pt" officeooo:rsid="000fce59" officeooo:paragraph-rsid="0037f645" fo:background-color="#ff8000" style:font-name-asian="Nova Mono1" style:font-size-asian="18pt" style:font-name-complex="Nova Mono1" style:font-size-complex="18pt"/>
    </style:style>
    <style:style style:name="P12" style:family="paragraph" style:parent-style-name="normal">
      <style:paragraph-properties fo:line-height="100%"/>
      <style:text-properties fo:color="#000000" style:font-name="Roboto" fo:font-size="14pt" officeooo:rsid="000b172a" officeooo:paragraph-rsid="000b172a" fo:background-color="#ffffff" style:font-name-asian="Roboto1" style:font-size-asian="14pt" style:font-name-complex="Roboto1" style:font-size-complex="14pt"/>
    </style:style>
    <style:style style:name="P13" style:family="paragraph" style:parent-style-name="normal">
      <style:paragraph-properties fo:line-height="100%"/>
      <style:text-properties fo:color="#000000" style:font-name="Roboto" fo:font-size="14pt" officeooo:rsid="000cfcf6" officeooo:paragraph-rsid="000cfcf6" fo:background-color="#ffffff" style:font-name-asian="Roboto1" style:font-size-asian="14pt" style:font-name-complex="Roboto1" style:font-size-complex="14pt"/>
    </style:style>
    <style:style style:name="P14" style:family="paragraph" style:parent-style-name="normal">
      <style:paragraph-properties fo:line-height="100%"/>
      <style:text-properties fo:color="#000000" style:font-name="Roboto" fo:font-size="14pt" fo:font-weight="bold" officeooo:rsid="000cfcf6" officeooo:paragraph-rsid="000cfcf6" fo:background-color="#ffffff" style:font-name-asian="Roboto1" style:font-size-asian="14pt" style:font-weight-asian="bold" style:font-name-complex="Roboto1" style:font-size-complex="14pt" style:font-weight-complex="bold"/>
    </style:style>
    <style:style style:name="P15" style:family="paragraph" style:parent-style-name="normal">
      <style:paragraph-properties fo:line-height="100%"/>
      <style:text-properties fo:color="#000000" style:font-name="Nova Mono" fo:font-size="18pt" officeooo:rsid="000fce59" officeooo:paragraph-rsid="000fce59" style:font-name-asian="Nova Mono1" style:font-size-asian="18pt" style:font-name-complex="Nova Mono1" style:font-size-complex="18pt"/>
    </style:style>
    <style:style style:name="P16" style:family="paragraph" style:parent-style-name="normal">
      <style:paragraph-properties fo:line-height="100%"/>
      <style:text-properties fo:color="#000000" style:font-name="Nova Mono" fo:font-size="18pt" officeooo:rsid="000fce59" officeooo:paragraph-rsid="0037f645" style:font-name-asian="Nova Mono1" style:font-size-asian="18pt" style:font-name-complex="Nova Mono1" style:font-size-complex="18pt"/>
    </style:style>
    <style:style style:name="P17" style:family="paragraph" style:parent-style-name="normal">
      <style:paragraph-properties fo:line-height="100%"/>
      <style:text-properties fo:color="#000000" style:font-name="Nova Mono" fo:font-size="18pt" officeooo:rsid="0011e46c" officeooo:paragraph-rsid="0011e46c" style:font-name-asian="Nova Mono1" style:font-size-asian="18pt" style:font-name-complex="Nova Mono1" style:font-size-complex="18pt"/>
    </style:style>
    <style:style style:name="P18" style:family="paragraph" style:parent-style-name="normal">
      <style:paragraph-properties fo:line-height="100%"/>
      <style:text-properties fo:color="#000000" style:font-name="Nova Mono" fo:font-size="18pt" officeooo:rsid="0011e46c" officeooo:paragraph-rsid="0037f645" style:font-name-asian="Nova Mono1" style:font-size-asian="18pt" style:font-name-complex="Nova Mono1" style:font-size-complex="18pt"/>
    </style:style>
    <style:style style:name="P19" style:family="paragraph" style:parent-style-name="normal">
      <style:paragraph-properties fo:line-height="100%"/>
      <style:text-properties fo:color="#000000" style:font-name="Nova Mono" fo:font-size="18pt" officeooo:rsid="00346e1c" officeooo:paragraph-rsid="00346e1c" style:font-name-asian="Nova Mono1" style:font-size-asian="18pt" style:font-name-complex="Nova Mono1" style:font-size-complex="18pt"/>
    </style:style>
    <style:style style:name="P20" style:family="paragraph" style:parent-style-name="normal">
      <style:paragraph-properties fo:line-height="100%"/>
      <style:text-properties fo:color="#000000" style:font-name="Nova Mono" fo:font-size="18pt" officeooo:rsid="00346e1c" officeooo:paragraph-rsid="0037f645" style:font-name-asian="Nova Mono1" style:font-size-asian="18pt" style:font-name-complex="Nova Mono1" style:font-size-complex="18pt"/>
    </style:style>
    <style:style style:name="P21" style:family="paragraph" style:parent-style-name="normal">
      <style:paragraph-properties fo:line-height="100%"/>
      <style:text-properties fo:color="#000000" style:font-name="Nova Mono" fo:font-size="18pt" officeooo:rsid="0039c626" officeooo:paragraph-rsid="0039c626" style:font-name-asian="Nova Mono1" style:font-size-asian="18pt" style:font-name-complex="Nova Mono1" style:font-size-complex="18pt"/>
    </style:style>
    <style:style style:name="P22" style:family="paragraph" style:parent-style-name="normal">
      <style:paragraph-properties fo:line-height="100%"/>
      <style:text-properties fo:color="#a7074b" style:font-name="Roboto" fo:font-size="20pt" fo:font-weight="bold" style:font-name-asian="Roboto1" style:font-size-asian="20pt" style:font-weight-asian="bold" style:font-name-complex="Roboto1" style:font-size-complex="20pt"/>
    </style:style>
    <style:style style:name="P23" style:family="paragraph" style:parent-style-name="normal">
      <style:paragraph-properties fo:line-height="100%"/>
      <style:text-properties fo:color="#303030" style:font-name="Roboto" fo:font-size="18pt" style:font-name-asian="Roboto1" style:font-size-asian="18pt" style:font-name-complex="Roboto1" style:font-size-complex="18pt"/>
    </style:style>
    <style:style style:name="P24" style:family="paragraph" style:parent-style-name="normal">
      <style:paragraph-properties fo:line-height="100%"/>
      <style:text-properties fo:color="#303030" style:font-name="Roboto" fo:font-size="18pt" officeooo:rsid="000dc584" officeooo:paragraph-rsid="000dc584" style:font-name-asian="Roboto1" style:font-size-asian="18pt" style:font-name-complex="Roboto1" style:font-size-complex="18pt"/>
    </style:style>
    <style:style style:name="P25" style:family="paragraph" style:parent-style-name="normal">
      <style:paragraph-properties fo:line-height="100%"/>
      <style:text-properties fo:color="#303030" style:font-name="Roboto" fo:font-size="18pt" officeooo:rsid="000ec26d" officeooo:paragraph-rsid="000ec26d" style:font-name-asian="Roboto1" style:font-size-asian="18pt" style:font-name-complex="Roboto1" style:font-size-complex="18pt"/>
    </style:style>
    <style:style style:name="P26" style:family="paragraph" style:parent-style-name="normal">
      <style:paragraph-properties fo:line-height="100%"/>
      <style:text-properties fo:color="#303030" style:font-name="Roboto" fo:font-size="18pt" officeooo:rsid="0013869f" officeooo:paragraph-rsid="0013869f" style:font-name-asian="Roboto1" style:font-size-asian="18pt" style:font-name-complex="Roboto1" style:font-size-complex="18pt"/>
    </style:style>
    <style:style style:name="P27" style:family="paragraph" style:parent-style-name="normal">
      <style:paragraph-properties fo:line-height="100%"/>
      <style:text-properties fo:color="#303030" style:font-name="Roboto" fo:font-size="18pt" officeooo:rsid="0013869f" officeooo:paragraph-rsid="00150c37" style:font-name-asian="Roboto1" style:font-size-asian="18pt" style:font-name-complex="Roboto1" style:font-size-complex="18pt"/>
    </style:style>
    <style:style style:name="P28" style:family="paragraph" style:parent-style-name="normal">
      <style:paragraph-properties fo:line-height="100%"/>
      <style:text-properties fo:color="#303030" style:font-name="Roboto" fo:font-size="18pt" officeooo:rsid="0013869f" officeooo:paragraph-rsid="0015cf8d" style:font-name-asian="Roboto1" style:font-size-asian="18pt" style:font-name-complex="Roboto1" style:font-size-complex="18pt"/>
    </style:style>
    <style:style style:name="P29" style:family="paragraph" style:parent-style-name="normal">
      <style:paragraph-properties fo:line-height="100%"/>
      <style:text-properties fo:color="#303030" style:font-name="Roboto" fo:font-size="18pt" officeooo:rsid="0013869f" officeooo:paragraph-rsid="0017856d" style:font-name-asian="Roboto1" style:font-size-asian="18pt" style:font-name-complex="Roboto1" style:font-size-complex="18pt"/>
    </style:style>
    <style:style style:name="P30" style:family="paragraph" style:parent-style-name="normal">
      <style:paragraph-properties fo:line-height="100%"/>
      <style:text-properties fo:color="#303030" style:font-name="Roboto" fo:font-size="18pt" officeooo:rsid="0013869f" officeooo:paragraph-rsid="0019437d" style:font-name-asian="Roboto1" style:font-size-asian="18pt" style:font-name-complex="Roboto1" style:font-size-complex="18pt"/>
    </style:style>
    <style:style style:name="P31" style:family="paragraph" style:parent-style-name="normal">
      <style:paragraph-properties fo:line-height="100%"/>
      <style:text-properties fo:color="#303030" style:font-name="Roboto" fo:font-size="18pt" officeooo:rsid="0013869f" officeooo:paragraph-rsid="001d03a7" style:font-name-asian="Roboto1" style:font-size-asian="18pt" style:font-name-complex="Roboto1" style:font-size-complex="18pt"/>
    </style:style>
    <style:style style:name="P32" style:family="paragraph" style:parent-style-name="normal">
      <style:paragraph-properties fo:line-height="100%"/>
      <style:text-properties fo:color="#303030" style:font-name="Roboto" fo:font-size="18pt" officeooo:rsid="0013869f" officeooo:paragraph-rsid="0025ecaa" style:font-name-asian="Roboto1" style:font-size-asian="18pt" style:font-name-complex="Roboto1" style:font-size-complex="18pt"/>
    </style:style>
    <style:style style:name="P33" style:family="paragraph" style:parent-style-name="normal">
      <style:paragraph-properties fo:line-height="100%"/>
      <style:text-properties fo:color="#303030" style:font-name="Roboto" fo:font-size="18pt" officeooo:rsid="0013869f" officeooo:paragraph-rsid="002a30a6" style:font-name-asian="Roboto1" style:font-size-asian="18pt" style:font-name-complex="Roboto1" style:font-size-complex="18pt"/>
    </style:style>
    <style:style style:name="P34" style:family="paragraph" style:parent-style-name="normal">
      <style:paragraph-properties fo:line-height="100%"/>
      <style:text-properties fo:color="#303030" style:font-name="Roboto" fo:font-size="18pt" officeooo:rsid="0015cf8d" officeooo:paragraph-rsid="0015cf8d" style:font-name-asian="Roboto1" style:font-size-asian="18pt" style:font-name-complex="Roboto1" style:font-size-complex="18pt"/>
    </style:style>
    <style:style style:name="P35" style:family="paragraph" style:parent-style-name="normal">
      <style:paragraph-properties fo:line-height="100%"/>
      <style:text-properties fo:color="#303030" style:font-name="Roboto" fo:font-size="18pt" officeooo:rsid="0015cf8d" officeooo:paragraph-rsid="0019437d" style:font-name-asian="Roboto1" style:font-size-asian="18pt" style:font-name-complex="Roboto1" style:font-size-complex="18pt"/>
    </style:style>
    <style:style style:name="P36" style:family="paragraph" style:parent-style-name="normal">
      <style:paragraph-properties fo:line-height="100%"/>
      <style:text-properties fo:color="#303030" style:font-name="Roboto" fo:font-size="18pt" officeooo:rsid="0015cf8d" officeooo:paragraph-rsid="001d03a7" style:font-name-asian="Roboto1" style:font-size-asian="18pt" style:font-name-complex="Roboto1" style:font-size-complex="18pt"/>
    </style:style>
    <style:style style:name="P37" style:family="paragraph" style:parent-style-name="normal">
      <style:paragraph-properties fo:line-height="100%"/>
      <style:text-properties fo:color="#303030" style:font-name="Roboto" fo:font-size="18pt" officeooo:rsid="0019375d" officeooo:paragraph-rsid="0019375d" style:font-name-asian="Roboto1" style:font-size-asian="18pt" style:font-name-complex="Roboto1" style:font-size-complex="18pt"/>
    </style:style>
    <style:style style:name="P38" style:family="paragraph" style:parent-style-name="normal">
      <style:paragraph-properties fo:line-height="100%"/>
      <style:text-properties fo:color="#303030" style:font-name="Roboto" fo:font-size="18pt" officeooo:rsid="0019375d" officeooo:paragraph-rsid="0019437d" style:font-name-asian="Roboto1" style:font-size-asian="18pt" style:font-name-complex="Roboto1" style:font-size-complex="18pt"/>
    </style:style>
    <style:style style:name="P39" style:family="paragraph" style:parent-style-name="normal">
      <style:paragraph-properties fo:line-height="100%"/>
      <style:text-properties fo:color="#303030" style:font-name="Roboto" fo:font-size="18pt" officeooo:rsid="0019375d" officeooo:paragraph-rsid="001d03a7" style:font-name-asian="Roboto1" style:font-size-asian="18pt" style:font-name-complex="Roboto1" style:font-size-complex="18pt"/>
    </style:style>
    <style:style style:name="P40" style:family="paragraph" style:parent-style-name="normal">
      <style:paragraph-properties fo:line-height="100%"/>
      <style:text-properties fo:color="#303030" style:font-name="Roboto" fo:font-size="18pt" officeooo:rsid="0019375d" officeooo:paragraph-rsid="002a30a6" style:font-name-asian="Roboto1" style:font-size-asian="18pt" style:font-name-complex="Roboto1" style:font-size-complex="18pt"/>
    </style:style>
    <style:style style:name="P41" style:family="paragraph" style:parent-style-name="normal">
      <style:paragraph-properties fo:line-height="100%"/>
      <style:text-properties fo:color="#303030" style:font-name="Roboto" fo:font-size="18pt" officeooo:rsid="001bf338" officeooo:paragraph-rsid="001bf338" style:font-name-asian="Roboto1" style:font-size-asian="18pt" style:font-name-complex="Roboto1" style:font-size-complex="18pt"/>
    </style:style>
    <style:style style:name="P42" style:family="paragraph" style:parent-style-name="normal">
      <style:paragraph-properties fo:line-height="100%"/>
      <style:text-properties fo:color="#303030" style:font-name="Roboto" fo:font-size="18pt" officeooo:rsid="001caf61" officeooo:paragraph-rsid="001caf61" style:font-name-asian="Roboto1" style:font-size-asian="18pt" style:font-name-complex="Roboto1" style:font-size-complex="18pt"/>
    </style:style>
    <style:style style:name="P43" style:family="paragraph" style:parent-style-name="normal">
      <style:paragraph-properties fo:line-height="100%"/>
      <style:text-properties fo:color="#303030" style:font-name="Roboto" fo:font-size="18pt" officeooo:rsid="001d03a7" officeooo:paragraph-rsid="001d03a7" style:font-name-asian="Roboto1" style:font-size-asian="18pt" style:font-name-complex="Roboto1" style:font-size-complex="18pt"/>
    </style:style>
    <style:style style:name="P44" style:family="paragraph" style:parent-style-name="normal">
      <style:paragraph-properties fo:line-height="100%"/>
      <style:text-properties fo:color="#303030" style:font-name="Roboto" fo:font-size="18pt" officeooo:rsid="0020ec0a" officeooo:paragraph-rsid="0020ec0a" style:font-name-asian="Roboto1" style:font-size-asian="18pt" style:font-name-complex="Roboto1" style:font-size-complex="18pt"/>
    </style:style>
    <style:style style:name="P45" style:family="paragraph" style:parent-style-name="normal">
      <style:paragraph-properties fo:line-height="100%"/>
      <style:text-properties fo:color="#303030" style:font-name="Roboto" fo:font-size="18pt" officeooo:rsid="0020ec0a" officeooo:paragraph-rsid="0025ecaa" style:font-name-asian="Roboto1" style:font-size-asian="18pt" style:font-name-complex="Roboto1" style:font-size-complex="18pt"/>
    </style:style>
    <style:style style:name="P46" style:family="paragraph" style:parent-style-name="normal">
      <style:paragraph-properties fo:line-height="100%"/>
      <style:text-properties fo:color="#303030" style:font-name="Roboto" fo:font-size="18pt" officeooo:rsid="0020ec0a" officeooo:paragraph-rsid="002a30a6" style:font-name-asian="Roboto1" style:font-size-asian="18pt" style:font-name-complex="Roboto1" style:font-size-complex="18pt"/>
    </style:style>
    <style:style style:name="P47" style:family="paragraph" style:parent-style-name="normal">
      <style:paragraph-properties fo:line-height="100%"/>
      <style:text-properties fo:color="#303030" style:font-name="Roboto" fo:font-size="18pt" officeooo:rsid="003d8110" officeooo:paragraph-rsid="003d8110" style:font-name-asian="Roboto1" style:font-size-asian="18pt" style:font-name-complex="Roboto1" style:font-size-complex="18pt"/>
    </style:style>
    <style:style style:name="P48" style:family="paragraph" style:parent-style-name="normal">
      <style:paragraph-properties fo:line-height="100%"/>
      <style:text-properties fo:color="#303030" style:font-name="Roboto" fo:font-size="18pt" officeooo:rsid="003ee822" officeooo:paragraph-rsid="003ee822" style:font-name-asian="Roboto1" style:font-size-asian="18pt" style:font-name-complex="Roboto1" style:font-size-complex="18pt"/>
    </style:style>
    <style:style style:name="P49" style:family="paragraph" style:parent-style-name="normal">
      <style:paragraph-properties fo:line-height="100%"/>
      <style:text-properties fo:color="#303030" style:font-name="Roboto" fo:font-size="18pt" officeooo:rsid="0040a0da" officeooo:paragraph-rsid="0040a0da" style:font-name-asian="Roboto1" style:font-size-asian="18pt" style:font-name-complex="Roboto1" style:font-size-complex="18pt"/>
    </style:style>
    <style:style style:name="P50" style:family="paragraph" style:parent-style-name="normal">
      <style:paragraph-properties fo:line-height="100%"/>
      <style:text-properties fo:color="#303030" style:font-name="Roboto" fo:font-size="18pt" officeooo:rsid="000dc584" officeooo:paragraph-rsid="000dc584" fo:background-color="#ffff00" style:font-name-asian="Roboto1" style:font-size-asian="18pt" style:font-name-complex="Roboto1" style:font-size-complex="18pt"/>
    </style:style>
    <style:style style:name="P51" style:family="paragraph" style:parent-style-name="normal">
      <style:paragraph-properties fo:line-height="100%"/>
      <style:text-properties fo:color="#303030" style:font-name="Nova Mono" fo:font-size="18pt" style:font-name-asian="Nova Mono1" style:font-size-asian="18pt" style:font-name-complex="Nova Mono1" style:font-size-complex="18pt"/>
    </style:style>
    <style:style style:name="P52" style:family="paragraph" style:parent-style-name="normal">
      <style:paragraph-properties fo:line-height="100%"/>
      <style:text-properties fo:color="#303030" style:font-name="Nova Mono" fo:font-size="18pt" officeooo:rsid="0034dace" officeooo:paragraph-rsid="0034dace" style:font-name-asian="Nova Mono1" style:font-size-asian="18pt" style:font-name-complex="Nova Mono1" style:font-size-complex="18pt"/>
    </style:style>
    <style:style style:name="P53" style:family="paragraph" style:parent-style-name="normal">
      <style:paragraph-properties fo:line-height="100%"/>
      <style:text-properties fo:color="#303030" style:font-name="Nova Mono" fo:font-size="18pt" officeooo:rsid="0034dace" officeooo:paragraph-rsid="0037f645" style:font-name-asian="Nova Mono1" style:font-size-asian="18pt" style:font-name-complex="Nova Mono1" style:font-size-complex="18pt"/>
    </style:style>
    <style:style style:name="P54" style:family="paragraph" style:parent-style-name="normal">
      <style:paragraph-properties fo:line-height="100%"/>
    </style:style>
    <style:style style:name="P55" style:family="paragraph" style:parent-style-name="normal">
      <style:paragraph-properties fo:line-height="100%"/>
      <style:text-properties officeooo:paragraph-rsid="00150c37"/>
    </style:style>
    <style:style style:name="P56" style:family="paragraph" style:parent-style-name="normal">
      <style:paragraph-properties fo:line-height="100%"/>
      <style:text-properties officeooo:paragraph-rsid="0015cf8d"/>
    </style:style>
    <style:style style:name="P57" style:family="paragraph" style:parent-style-name="normal">
      <style:paragraph-properties fo:line-height="100%"/>
      <style:text-properties officeooo:paragraph-rsid="0019437d"/>
    </style:style>
    <style:style style:name="P58" style:family="paragraph" style:parent-style-name="normal">
      <style:paragraph-properties fo:line-height="100%"/>
      <style:text-properties officeooo:paragraph-rsid="001d03a7"/>
    </style:style>
    <style:style style:name="P59" style:family="paragraph" style:parent-style-name="normal">
      <style:paragraph-properties fo:line-height="100%"/>
      <style:text-properties officeooo:paragraph-rsid="0025ecaa"/>
    </style:style>
    <style:style style:name="P60" style:family="paragraph" style:parent-style-name="normal">
      <style:paragraph-properties fo:line-height="100%"/>
      <style:text-properties officeooo:paragraph-rsid="002a30a6"/>
    </style:style>
    <style:style style:name="P61" style:family="paragraph" style:parent-style-name="normal">
      <style:paragraph-properties fo:line-height="100%"/>
      <style:text-properties officeooo:paragraph-rsid="0020ec0a"/>
    </style:style>
    <style:style style:name="P62" style:family="paragraph" style:parent-style-name="normal">
      <style:paragraph-properties fo:line-height="100%"/>
      <style:text-properties officeooo:rsid="0023a98d" officeooo:paragraph-rsid="0023a98d"/>
    </style:style>
    <style:style style:name="P63" style:family="paragraph" style:parent-style-name="normal">
      <style:paragraph-properties fo:line-height="100%"/>
      <style:text-properties officeooo:rsid="0023a98d" officeooo:paragraph-rsid="002a30a6"/>
    </style:style>
    <style:style style:name="P64" style:family="paragraph" style:parent-style-name="normal">
      <style:paragraph-properties fo:line-height="100%"/>
      <style:text-properties officeooo:rsid="0025ecaa" officeooo:paragraph-rsid="0025ecaa"/>
    </style:style>
    <style:style style:name="P65" style:family="paragraph" style:parent-style-name="normal">
      <style:paragraph-properties fo:line-height="100%"/>
      <style:text-properties officeooo:rsid="003ee822" officeooo:paragraph-rsid="003ee822"/>
    </style:style>
    <style:style style:name="P66" style:family="paragraph" style:parent-style-name="normal">
      <style:paragraph-properties fo:line-height="100%"/>
      <style:text-properties fo:font-variant="normal" fo:text-transform="none" fo:color="#303030" style:font-name="Roboto" fo:font-size="18pt" fo:letter-spacing="normal" fo:font-style="normal" fo:font-weight="normal" officeooo:paragraph-rsid="004889dc" style:font-name-asian="Roboto1" style:font-size-asian="18pt" style:font-name-complex="Roboto1" style:font-size-complex="18pt"/>
    </style:style>
    <style:style style:name="P67" style:family="paragraph" style:parent-style-name="normal">
      <style:paragraph-properties fo:line-height="100%"/>
      <style:text-properties fo:font-variant="normal" fo:text-transform="none" fo:color="#303030" style:font-name="Roboto" fo:font-size="18pt" fo:letter-spacing="normal" fo:font-style="normal" fo:font-weight="normal" officeooo:paragraph-rsid="0049e299" style:font-name-asian="Roboto1" style:font-size-asian="18pt" style:font-name-complex="Roboto1" style:font-size-complex="18pt"/>
    </style:style>
    <style:style style:name="P68" style:family="paragraph" style:parent-style-name="normal">
      <style:paragraph-properties fo:line-height="100%"/>
      <style:text-properties fo:font-variant="normal" fo:text-transform="none" fo:color="#303030" style:font-name="Roboto" fo:font-size="18pt" fo:letter-spacing="normal" fo:font-style="normal" fo:font-weight="normal" officeooo:rsid="004889dc" officeooo:paragraph-rsid="004889dc" style:font-name-asian="Roboto1" style:font-size-asian="18pt" style:font-name-complex="Roboto1" style:font-size-complex="18pt"/>
    </style:style>
    <style:style style:name="P69" style:family="paragraph" style:parent-style-name="normal">
      <style:paragraph-properties fo:margin-top="0.388cm" fo:margin-bottom="0.388cm" loext:contextual-spacing="false" fo:line-height="100%"/>
      <style:text-properties fo:color="#303030" style:font-name="Roboto" fo:font-size="18pt" style:font-name-asian="Roboto1" style:font-size-asian="18pt" style:font-name-complex="Roboto1" style:font-size-complex="18pt"/>
    </style:style>
    <style:style style:name="P70" style:family="paragraph" style:parent-style-name="normal">
      <style:paragraph-properties fo:margin-top="0.388cm" fo:margin-bottom="0.388cm" loext:contextual-spacing="false" fo:line-height="100%"/>
      <style:text-properties fo:color="#303030" style:font-name="Roboto" fo:font-size="18pt" officeooo:rsid="0019375d" officeooo:paragraph-rsid="0025ecaa" style:font-name-asian="Roboto1" style:font-size-asian="18pt" style:font-name-complex="Roboto1" style:font-size-complex="18pt"/>
    </style:style>
    <style:style style:name="P71" style:family="paragraph">
      <loext:graphic-properties draw:fill-color="#000000"/>
      <style:paragraph-properties fo:text-align="center"/>
      <style:text-properties fo:font-size="11pt"/>
    </style:style>
    <style:style style:name="P72" style:family="paragraph">
      <loext:graphic-properties draw:fill-color="#000000"/>
      <style:paragraph-properties fo:text-align="center"/>
    </style:style>
    <style:style style:name="T1" style:family="text">
      <style:text-properties fo:color="#303030" style:font-name="Roboto" fo:font-size="18pt" style:font-name-asian="Roboto1" style:font-size-asian="18pt" style:font-name-complex="Roboto1" style:font-size-complex="18pt"/>
    </style:style>
    <style:style style:name="T2" style:family="text">
      <style:text-properties fo:color="#303030" style:font-name="Roboto" fo:font-size="18pt" officeooo:rsid="0013869f" style:font-name-asian="Roboto1" style:font-size-asian="18pt" style:font-name-complex="Roboto1" style:font-size-complex="18pt"/>
    </style:style>
    <style:style style:name="T3" style:family="text">
      <style:text-properties fo:color="#303030" style:font-name="Roboto" fo:font-size="18pt" officeooo:rsid="00150c37" style:font-name-asian="Roboto1" style:font-size-asian="18pt" style:font-name-complex="Roboto1" style:font-size-complex="18pt"/>
    </style:style>
    <style:style style:name="T4" style:family="text">
      <style:text-properties fo:color="#303030" style:font-name="Roboto" fo:font-size="18pt" officeooo:rsid="0015cf8d" style:font-name-asian="Roboto1" style:font-size-asian="18pt" style:font-name-complex="Roboto1" style:font-size-complex="18pt"/>
    </style:style>
    <style:style style:name="T5" style:family="text">
      <style:text-properties fo:color="#303030" style:font-name="Roboto" fo:font-size="18pt" officeooo:rsid="0019437d" style:font-name-asian="Roboto1" style:font-size-asian="18pt" style:font-name-complex="Roboto1" style:font-size-complex="18pt"/>
    </style:style>
    <style:style style:name="T6" style:family="text">
      <style:text-properties fo:color="#303030" style:font-name="Roboto" fo:font-size="18pt" officeooo:rsid="001d03a7" style:font-name-asian="Roboto1" style:font-size-asian="18pt" style:font-name-complex="Roboto1" style:font-size-complex="18pt"/>
    </style:style>
    <style:style style:name="T7" style:family="text">
      <style:text-properties fo:color="#303030" style:font-name="Roboto" fo:font-size="18pt" officeooo:rsid="00197557" style:font-name-asian="Roboto1" style:font-size-asian="18pt" style:font-name-complex="Roboto1" style:font-size-complex="18pt"/>
    </style:style>
    <style:style style:name="T8" style:family="text">
      <style:text-properties fo:color="#303030" style:font-name="Roboto" fo:font-size="18pt" officeooo:rsid="001eadf4" style:font-name-asian="Roboto1" style:font-size-asian="18pt" style:font-name-complex="Roboto1" style:font-size-complex="18pt"/>
    </style:style>
    <style:style style:name="T9" style:family="text">
      <style:text-properties fo:color="#303030" style:font-name="Roboto" fo:font-size="18pt" officeooo:rsid="0020ec0a" style:font-name-asian="Roboto1" style:font-size-asian="18pt" style:font-name-complex="Roboto1" style:font-size-complex="18pt"/>
    </style:style>
    <style:style style:name="T10" style:family="text">
      <style:text-properties fo:color="#303030" style:font-name="Roboto" fo:font-size="18pt" officeooo:rsid="0025ecaa" style:font-name-asian="Roboto1" style:font-size-asian="18pt" style:font-name-complex="Roboto1" style:font-size-complex="18pt"/>
    </style:style>
    <style:style style:name="T11" style:family="text">
      <style:text-properties fo:color="#303030" style:font-name="Roboto" fo:font-size="18pt" officeooo:rsid="0023a98d" style:font-name-asian="Roboto1" style:font-size-asian="18pt" style:font-name-complex="Roboto1" style:font-size-complex="18pt"/>
    </style:style>
    <style:style style:name="T12" style:family="text">
      <style:text-properties fo:color="#303030" style:font-name="Roboto" fo:font-size="18pt" officeooo:rsid="00277d6b" style:font-name-asian="Roboto1" style:font-size-asian="18pt" style:font-name-complex="Roboto1" style:font-size-complex="18pt"/>
    </style:style>
    <style:style style:name="T13" style:family="text">
      <style:text-properties fo:color="#303030" style:font-name="Roboto" fo:font-size="18pt" officeooo:rsid="0027a155" style:font-name-asian="Roboto1" style:font-size-asian="18pt" style:font-name-complex="Roboto1" style:font-size-complex="18pt"/>
    </style:style>
    <style:style style:name="T14" style:family="text">
      <style:text-properties fo:color="#303030" style:font-name="Roboto" fo:font-size="18pt" officeooo:rsid="002849fe" style:font-name-asian="Roboto1" style:font-size-asian="18pt" style:font-name-complex="Roboto1" style:font-size-complex="18pt"/>
    </style:style>
    <style:style style:name="T15" style:family="text">
      <style:text-properties fo:color="#303030" style:font-name="Roboto" fo:font-size="18pt" officeooo:rsid="00289000" style:font-name-asian="Roboto1" style:font-size-asian="18pt" style:font-name-complex="Roboto1" style:font-size-complex="18pt"/>
    </style:style>
    <style:style style:name="T16" style:family="text">
      <style:text-properties fo:color="#303030" style:font-name="Roboto" fo:font-size="18pt" officeooo:rsid="002a30a6" style:font-name-asian="Roboto1" style:font-size-asian="18pt" style:font-name-complex="Roboto1" style:font-size-complex="18pt"/>
    </style:style>
    <style:style style:name="T17" style:family="text">
      <style:text-properties fo:color="#303030" style:font-name="Roboto" fo:font-size="18pt" officeooo:rsid="002cd08f" style:font-name-asian="Roboto1" style:font-size-asian="18pt" style:font-name-complex="Roboto1" style:font-size-complex="18pt"/>
    </style:style>
    <style:style style:name="T18" style:family="text">
      <style:text-properties fo:color="#303030" style:font-name="Roboto" fo:font-size="18pt" officeooo:rsid="002df871" style:font-name-asian="Roboto1" style:font-size-asian="18pt" style:font-name-complex="Roboto1" style:font-size-complex="18pt"/>
    </style:style>
    <style:style style:name="T19" style:family="text">
      <style:text-properties fo:color="#303030" style:font-name="Roboto" fo:font-size="18pt" officeooo:rsid="003ee822" style:font-name-asian="Roboto1" style:font-size-asian="18pt" style:font-name-complex="Roboto1" style:font-size-complex="18pt"/>
    </style:style>
    <style:style style:name="T20" style:family="text">
      <style:text-properties fo:color="#303030" style:font-name="Roboto" fo:font-size="18pt" officeooo:rsid="0040a0da" style:font-name-asian="Roboto1" style:font-size-asian="18pt" style:font-name-complex="Roboto1" style:font-size-complex="18pt"/>
    </style:style>
    <style:style style:name="T21" style:family="text">
      <style:text-properties fo:color="#303030" style:font-name="Roboto" fo:font-size="18pt" officeooo:rsid="003f8aa5" style:font-name-asian="Roboto1" style:font-size-asian="18pt" style:font-name-complex="Roboto1" style:font-size-complex="18pt"/>
    </style:style>
    <style:style style:name="T22" style:family="text">
      <style:text-properties fo:color="#303030" style:font-name="Roboto" fo:font-size="18pt" officeooo:rsid="0040cba7" style:font-name-asian="Roboto1" style:font-size-asian="18pt" style:font-name-complex="Roboto1" style:font-size-complex="18pt"/>
    </style:style>
    <style:style style:name="T23" style:family="text">
      <style:text-properties fo:color="#303030" style:font-name="Roboto" fo:font-size="18pt" officeooo:rsid="00413b95" style:font-name-asian="Roboto1" style:font-size-asian="18pt" style:font-name-complex="Roboto1" style:font-size-complex="18pt"/>
    </style:style>
    <style:style style:name="T24" style:family="text">
      <style:text-properties fo:color="#303030" style:font-name="Roboto" fo:font-size="18pt" officeooo:rsid="004253de" style:font-name-asian="Roboto1" style:font-size-asian="18pt" style:font-name-complex="Roboto1" style:font-size-complex="18pt"/>
    </style:style>
    <style:style style:name="T25" style:family="text">
      <style:text-properties fo:color="#303030" style:font-name="Roboto" fo:font-size="12pt" fo:background-color="#ffffff" loext:char-shading-value="0" style:font-name-asian="Roboto1" style:font-size-asian="12pt" style:font-name-complex="Roboto1" style:font-size-complex="12pt"/>
    </style:style>
    <style:style style:name="T26" style:family="text">
      <style:text-properties fo:color="#222222" style:font-name="Roboto" fo:font-size="18pt" fo:background-color="#ffffff" loext:char-shading-value="0" style:font-name-asian="Roboto1" style:font-size-asian="18pt" style:font-name-complex="Roboto1" style:font-size-complex="18pt"/>
    </style:style>
    <style:style style:name="T27" style:family="text">
      <style:text-properties fo:color="#3465a4"/>
    </style:style>
    <style:style style:name="T28" style:family="text">
      <style:text-properties fo:color="#3465a4" fo:background-color="#ff4000" loext:char-shading-value="0"/>
    </style:style>
    <style:style style:name="T29" style:family="text">
      <style:text-properties fo:color="#3465a4" fo:background-color="#ff8000" loext:char-shading-value="0"/>
    </style:style>
    <style:style style:name="T30" style:family="text">
      <style:text-properties fo:color="#3465a4" fo:background-color="#ff8000" loext:char-shading-value="0"/>
    </style:style>
    <style:style style:name="T31" style:family="text">
      <style:text-properties officeooo:rsid="000ec26d"/>
    </style:style>
    <style:style style:name="T32" style:family="text">
      <style:text-properties officeooo:rsid="0011c6c8"/>
    </style:style>
    <style:style style:name="T33" style:family="text">
      <style:text-properties officeooo:rsid="00150c37"/>
    </style:style>
    <style:style style:name="T34" style:family="text">
      <style:text-properties fo:font-size="12pt" fo:background-color="#ffffff" loext:char-shading-value="0" style:font-size-asian="12pt" style:font-size-complex="12pt"/>
    </style:style>
    <style:style style:name="T35" style:family="text">
      <style:text-properties fo:font-size="12pt" officeooo:rsid="0019375d" fo:background-color="#ffffff" loext:char-shading-value="0" style:font-size-asian="12pt" style:font-size-complex="12pt"/>
    </style:style>
    <style:style style:name="T36" style:family="text">
      <style:text-properties officeooo:rsid="0017856d"/>
    </style:style>
    <style:style style:name="T37" style:family="text">
      <style:text-properties officeooo:rsid="00197557"/>
    </style:style>
    <style:style style:name="T38" style:family="text">
      <style:text-properties officeooo:rsid="0023a98d"/>
    </style:style>
    <style:style style:name="T39" style:family="text">
      <style:text-properties officeooo:rsid="0025ecaa"/>
    </style:style>
    <style:style style:name="T40" style:family="text">
      <style:text-properties officeooo:rsid="00277681"/>
    </style:style>
    <style:style style:name="T41" style:family="text">
      <style:text-properties officeooo:rsid="00277d6b"/>
    </style:style>
    <style:style style:name="T42" style:family="text">
      <style:text-properties officeooo:rsid="002a30a6"/>
    </style:style>
    <style:style style:name="T43" style:family="text">
      <style:text-properties officeooo:rsid="002af1ad"/>
    </style:style>
    <style:style style:name="T44" style:family="text">
      <style:text-properties officeooo:rsid="002bee8a"/>
    </style:style>
    <style:style style:name="T45" style:family="text">
      <style:text-properties officeooo:rsid="002cd08f"/>
    </style:style>
    <style:style style:name="T46" style:family="text">
      <style:text-properties officeooo:rsid="002e55a1"/>
    </style:style>
    <style:style style:name="T47" style:family="text">
      <style:text-properties officeooo:rsid="003246a6"/>
    </style:style>
    <style:style style:name="T48" style:family="text">
      <style:text-properties officeooo:rsid="00346e1c"/>
    </style:style>
    <style:style style:name="T49" style:family="text">
      <style:text-properties officeooo:rsid="0039c626"/>
    </style:style>
    <style:style style:name="T50" style:family="text">
      <style:text-properties officeooo:rsid="003d8110"/>
    </style:style>
    <style:style style:name="T51" style:family="text">
      <style:text-properties officeooo:rsid="003ee822"/>
    </style:style>
    <style:style style:name="T52" style:family="text">
      <style:text-properties fo:background-color="#ff8000" loext:char-shading-value="0"/>
    </style:style>
    <style:style style:name="T53" style:family="text">
      <style:text-properties fo:background-color="#ff8000" loext:char-shading-value="0"/>
    </style:style>
    <style:style style:name="T54" style:family="text">
      <style:text-properties officeooo:rsid="003f8aa5"/>
    </style:style>
    <style:style style:name="T55" style:family="text">
      <style:text-properties officeooo:rsid="0044dbbb"/>
    </style:style>
    <style:style style:name="T56" style:family="text">
      <style:text-properties officeooo:rsid="004889dc"/>
    </style:style>
    <style:style style:name="T57" style:family="text">
      <style:text-properties officeooo:rsid="004dd63c"/>
    </style: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ercice :</text:p>
      <text:p text:style-name="P4">Quelles seront les valeurs des variables A et B après exécution des instructions suivantes ?</text:p>
      <text:p text:style-name="P1">Variables A, B en Entier</text:p>
      <text:p text:style-name="P1">Début</text:p>
      <text:p text:style-name="P7">A ← 1</text:p>
      <text:p text:style-name="P7">B ← A + 3</text:p>
      <text:p text:style-name="P7">A ← 3</text:p>
      <text:p text:style-name="P1">Fin</text:p>
      <text:p text:style-name="P1"/>
      <text:p text:style-name="P8">Résolution :</text:p>
      <text:p text:style-name="P12">B=4</text:p>
      <text:p text:style-name="P12">A=3</text:p>
      <text:p text:style-name="P12"/>
      <text:p text:style-name="P22">Exercice :</text:p>
      <text:p text:style-name="P5">Quelles seront les valeurs des variables A, B et C après exécution des instructions suivantes ?</text:p>
      <text:p text:style-name="P5">Variables A, B, C en Entier</text:p>
      <text:p text:style-name="P5">Début</text:p>
      <text:p text:style-name="P7">A ← 5</text:p>
      <text:p text:style-name="P7">B ← 3</text:p>
      <text:p text:style-name="P7">C ← A + B</text:p>
      <text:p text:style-name="P7">A ← 2</text:p>
      <text:p text:style-name="P7">C ← B – A</text:p>
      <text:p text:style-name="P1">Fin</text:p>
      <text:p text:style-name="P9">Résolution :</text:p>
      <text:p text:style-name="P14">A=2</text:p>
      <text:p text:style-name="P14">B=3</text:p>
      <text:p text:style-name="P14">C=1</text:p>
      <text:p text:style-name="P9"/>
      <text:p text:style-name="P22">Exercice :</text:p>
      <text:p text:style-name="P5">Que produit l’algorithme suivant ?</text:p>
      <text:p text:style-name="P1">Variables A, B, C en Caractères</text:p>
      <text:p text:style-name="P1">Début</text:p>
      <text:p text:style-name="P7">A ← "423"</text:p>
      <text:p text:style-name="P7">B ← "12"</text:p>
      <text:p text:style-name="P7">C ← A + B</text:p>
      <text:p text:style-name="P1">Fin</text:p>
      <text:p text:style-name="P8">Résolution :</text:p>
      <text:p text:style-name="P13"><text:soft-page-break/>C= ‘’ 42312’’</text:p>
      <text:p text:style-name="P1"/>
      <text:p text:style-name="P22">Exercice :</text:p>
      <text:p text:style-name="P2">Ecrire un algorithme qui demande à l’utilisateur de saisir un entier et un réel et un caractère et les affiche dans un ordre inverse du saisi.</text:p>
      <text:p text:style-name="P2"/>
      <text:p text:style-name="P50"><text:span text:style-name="T27">Résolution </text:span>:</text:p>
      <text:p text:style-name="P24">Algorithme Inverse</text:p>
      <text:p text:style-name="P24"/>
      <text:p text:style-name="P24">Variables</text:p>
      <text:p text:style-name="P24">A : entier ;</text:p>
      <text:p text:style-name="P24">B : réel ;</text:p>
      <text:p text:style-name="P24">C : caratère ;</text:p>
      <text:p text:style-name="P24"/>
      <text:p text:style-name="P24">Début</text:p>
      <text:p text:style-name="P24"/>
      <text:p text:style-name="P24">lire(‘donner un entier’, A) ;</text:p>
      <text:p text:style-name="P24">lire<text:span text:style-name="T31">(‘donner un réel’, B) ;</text:span></text:p>
      <text:p text:style-name="P25">lire(‘donner un caratère’, C) ;</text:p>
      <text:p text:style-name="P25"/>
      <text:p text:style-name="P24"/>
      <text:p text:style-name="P24"/>
      <text:p text:style-name="P24">Fin</text:p>
      <text:p text:style-name="P24"/>
      <text:p text:style-name="P24"/>
      <text:p text:style-name="P24"/>
      <text:p text:style-name="P22">Exercice:</text:p>
      <text:p text:style-name="P2">Ecrire un algorithm qui lit deux entiers au clavier</text:p>
      <text:p text:style-name="P2">et qui affiche ensuite leur somme.</text:p>
      <text:p text:style-name="P2"/>
      <text:p text:style-name="P26"><text:span text:style-name="T27">Résolution </text:span>:</text:p>
      <text:p text:style-name="P26">Algorithme Somme </text:p>
      <text:p text:style-name="P26"><text:soft-page-break/>Variables</text:p>
      <text:p text:style-name="P26">A, B, S : entiers ;</text:p>
      <text:p text:style-name="P26">Début</text:p>
      <text:p text:style-name="P26">lire(‘donner un entier’, A) ;</text:p>
      <text:p text:style-name="P26">lire(‘donner un entier’, B) ;</text:p>
      <text:p text:style-name="P26"><draw:line text:anchor-type="paragraph" draw:z-index="3" draw:name="Forme2" draw:style-name="gr1" draw:text-style-name="P72" svg:x1="0.87cm" svg:y1="0.409cm" svg:x2="1.637cm" svg:y2="0.435cm"><text:p/></draw:line>S&lt; <text:s text:c="3"/>A+B ;</text:p>
      <text:p text:style-name="P26">Ecrire(‘la somme est’, S) ;</text:p>
      <text:p text:style-name="P26">Fin</text:p>
      <text:p text:style-name="P22">Exercice:</text:p>
      <text:p text:style-name="P2">Ecrire un algorithm qui lit deux entiers au clavier</text:p>
      <text:p text:style-name="P54"><text:span text:style-name="T1">et qui affiche ensuite leur leur produit.</text:span><text:span text:style-name="T25"> </text:span></text:p>
      <text:p text:style-name="P27"><text:span text:style-name="T27">Résolution </text:span>:</text:p>
      <text:p text:style-name="P55"><text:span text:style-name="T2">Algorithme P</text:span><text:span text:style-name="T3">roduit</text:span><text:span text:style-name="T2"> </text:span></text:p>
      <text:p text:style-name="P27">Variables</text:p>
      <text:p text:style-name="P27">A, B, <text:span text:style-name="T33">P</text:span> : entiers ;</text:p>
      <text:p text:style-name="P27">Début</text:p>
      <text:p text:style-name="P27">lire(‘donner un entier’, A) ;</text:p>
      <text:p text:style-name="P27">lire(‘donner un entier’, B) ;</text:p>
      <text:p text:style-name="P27"><draw:line text:anchor-type="paragraph" draw:z-index="4" draw:name="Forme2" draw:style-name="gr1" draw:text-style-name="P72" svg:x1="0.87cm" svg:y1="0.409cm" svg:x2="1.637cm" svg:y2="0.435cm"><text:p/></draw:line><text:span text:style-name="T33">P</text:span>&lt; <text:s text:c="3"/>A*B ;</text:p>
      <text:p text:style-name="P27">Ecrire(‘l<text:span text:style-name="T33">e produit</text:span> est’, <text:span text:style-name="T33">P</text:span>) ;</text:p>
      <text:p text:style-name="P34">Fin</text:p>
      <text:p text:style-name="P34"><text:span text:style-name="T34"/></text:p>
      <text:p text:style-name="P22">Exercice:</text:p>
      <text:p text:style-name="P2">Ecrire un algorithm qui lit deux entiers au clavier</text:p>
      <text:p text:style-name="P2">et qui affiche ensuite leur somme et leur produit.</text:p>
      <text:p text:style-name="P28"><text:span text:style-name="T27">Résolution :</text:span></text:p>
      <text:p text:style-name="P28"><text:span text:style-name="T27"/></text:p>
      <text:p text:style-name="P56"><text:span text:style-name="T2">Algorithme </text:span><text:span text:style-name="T4">SomProd</text:span><text:span text:style-name="T2"> </text:span></text:p>
      <text:p text:style-name="P28">Variables</text:p>
      <text:p text:style-name="P28">A, B, <text:span text:style-name="T33">P, S</text:span>: entiers ;</text:p>
      <text:p text:style-name="P28">Début</text:p>
      <text:p text:style-name="P28">lire(‘donner un entier’, A) ;</text:p>
      <text:p text:style-name="P28">lire(‘donner un entier’, B) ;</text:p>
      <text:p text:style-name="P34"><draw:line text:anchor-type="paragraph" draw:z-index="5" draw:name="Forme2" draw:style-name="gr1" draw:text-style-name="P72" svg:x1="0.87cm" svg:y1="0.409cm" svg:x2="1.637cm" svg:y2="0.435cm"><text:p/></draw:line><text:soft-page-break/>S&lt; <text:s text:c="3"/>A+B;</text:p>
      <text:p text:style-name="P28"><draw:line text:anchor-type="paragraph" draw:z-index="6" draw:name="Forme2" draw:style-name="gr1" draw:text-style-name="P72" svg:x1="0.87cm" svg:y1="0.409cm" svg:x2="1.637cm" svg:y2="0.435cm"><text:p/></draw:line><text:span text:style-name="T33">P</text:span>&lt; <text:s text:c="3"/>A*B ;</text:p>
      <text:p text:style-name="P29">Ecrire(<text:span text:style-name="T33">‘la somme est’, S, </text:span>‘l<text:span text:style-name="T33">e produit</text:span> <text:span text:style-name="T36">est’</text:span>, <text:span text:style-name="T33">P)</text:span>;</text:p>
      <text:p text:style-name="P29"/>
      <text:p text:style-name="P37">Fin</text:p>
      <text:p text:style-name="P37"><text:span text:style-name="T35"/></text:p>
      <text:p text:style-name="P22">Exercice:</text:p>
      <text:p text:style-name="P2">Ecrire un algorithme qui demande de l’utilisateur la longueur et la largeur d’un rectangle puis calcule et affiche la périmètre de ce rectangle.</text:p>
      <text:p text:style-name="P30"><text:span text:style-name="T27"/></text:p>
      <text:p text:style-name="P30"><text:span text:style-name="T27">Résolution :</text:span></text:p>
      <text:p text:style-name="P30"><text:span text:style-name="T27"/></text:p>
      <text:p text:style-name="P57"><text:span text:style-name="T2">Algorithme </text:span><text:span text:style-name="T5">Périmètre</text:span></text:p>
      <text:p text:style-name="P57"><text:span text:style-name="T5"/></text:p>
      <text:p text:style-name="P30">Variables</text:p>
      <text:p text:style-name="P57"><text:span text:style-name="T5">L</text:span><text:span text:style-name="T2">, </text:span><text:span text:style-name="T5">l</text:span><text:span text:style-name="T2">, </text:span><text:span text:style-name="T3">Périm</text:span><text:span text:style-name="T2">: r</text:span><text:span text:style-name="T5">éels</text:span><text:span text:style-name="T2">;</text:span></text:p>
      <text:p text:style-name="P57"><text:span text:style-name="T2"/></text:p>
      <text:p text:style-name="P30">Début</text:p>
      <text:p text:style-name="P30"/>
      <text:p text:style-name="P30">lire(‘donner <text:span text:style-name="T37">la longueur</text:span>’, <text:span text:style-name="T37">L</text:span>) ;</text:p>
      <text:p text:style-name="P30">lire(‘donner <text:span text:style-name="T37">la largeur’</text:span>, <text:span text:style-name="T37">l</text:span>) ;</text:p>
      <text:p text:style-name="P35"><draw:line text:anchor-type="paragraph" draw:z-index="7" draw:name="Forme2" draw:style-name="gr1" draw:text-style-name="P71" svg:x1="2.112cm" svg:y1="0.368cm" svg:x2="3.185cm" svg:y2="0.338cm"><text:p/></draw:line>P<text:span text:style-name="T37">érim&lt; <text:s text:c="3"/>(L+l)*2 ;</text:span></text:p>
      <text:p text:style-name="P30">Ecrire(<text:span text:style-name="T33">‘la périmètre est’, Périm) ;</text:span></text:p>
      <text:p text:style-name="P30"/>
      <text:p text:style-name="P38">Fin</text:p>
      <text:p text:style-name="P38"><text:span text:style-name="T35"/></text:p>
      <text:p text:style-name="P22">Exercice :</text:p>
      <text:p text:style-name="P2">Ecrire un algorithme qui demande un nombre à l’utilisateur,puis qui calcule et affiche le carré de ce nombre.</text:p>
      <text:p text:style-name="P41"><text:span text:style-name="T28">Résolution </text:span>:</text:p>
      <text:p text:style-name="P42">Algorithme Carré</text:p>
      <text:p text:style-name="P42"><text:soft-page-break/></text:p>
      <text:p text:style-name="P42">variables</text:p>
      <text:p text:style-name="P42">N, carré : réels ;</text:p>
      <text:p text:style-name="P42"/>
      <text:p text:style-name="P42">Début</text:p>
      <text:p text:style-name="P42"/>
      <text:p text:style-name="P42"><text:span text:style-name="T50">ecrire</text:span>(‘donner un nombre’) ;</text:p>
      <text:p text:style-name="P47">lire(N) ;</text:p>
      <text:p text:style-name="P42"><draw:line text:anchor-type="paragraph" draw:z-index="8" draw:name="Forme2" draw:style-name="gr1" draw:text-style-name="P71" svg:x1="2.059cm" svg:y1="0.394cm" svg:x2="3.132cm" svg:y2="0.364cm"><text:p/></draw:line>carré&lt; <text:s text:c="4"/>N*N ;</text:p>
      <text:p text:style-name="P42">Ecrire(‘<text:span text:style-name="T50">le carré est’, carré) ;</text:span></text:p>
      <text:p text:style-name="P43"/>
      <text:p text:style-name="P43">Fin</text:p>
      <text:p text:style-name="P41"/>
      <text:p text:style-name="P22">Exercice:</text:p>
      <text:p text:style-name="P54"><text:span text:style-name="T1">Ecrire un algorithme qui demande de l’utilisateur la </text:span><text:span text:style-name="T26">Base </text:span><text:span text:style-name="T1">et l’</text:span><text:span text:style-name="T26">hauteur</text:span><text:span text:style-name="T1"> d’un triangle puis calcule et affiche la surface de ce triangle.</text:span></text:p>
      <text:p text:style-name="P31"><text:span text:style-name="T30">Résolution </text:span><text:span text:style-name="T27">:</text:span></text:p>
      <text:p text:style-name="P31"><text:span text:style-name="T27"/></text:p>
      <text:p text:style-name="P58"><text:span text:style-name="T2">Algorithme </text:span><text:span text:style-name="T5">S</text:span><text:span text:style-name="T6">urface</text:span></text:p>
      <text:p text:style-name="P58"><text:span text:style-name="T5"/></text:p>
      <text:p text:style-name="P31">Variables</text:p>
      <text:p text:style-name="P58"><text:span text:style-name="T6">B</text:span><text:span text:style-name="T2">, </text:span><text:span text:style-name="T6">H</text:span><text:span text:style-name="T2">, </text:span><text:span text:style-name="T6">surface</text:span><text:span text:style-name="T2">: r</text:span><text:span text:style-name="T5">éels</text:span><text:span text:style-name="T2">;</text:span></text:p>
      <text:p text:style-name="P58"><text:span text:style-name="T2"/></text:p>
      <text:p text:style-name="P31">Début</text:p>
      <text:p text:style-name="P31"/>
      <text:p text:style-name="P48">ecrire(‘donner la base du triangle’) ;</text:p>
      <text:p text:style-name="P58"><text:span text:style-name="T2">lire(</text:span><text:span text:style-name="T6">B</text:span><text:span text:style-name="T2">) ;</text:span></text:p>
      <text:p text:style-name="P58"><text:span text:style-name="T2">e</text:span><text:span text:style-name="T19">crire</text:span><text:span text:style-name="T2">(‘donner </text:span><text:span text:style-name="T7">la h</text:span><text:span text:style-name="T6">auteur </text:span><text:span text:style-name="T19">du triangle</text:span><text:span text:style-name="T7">’</text:span><text:span text:style-name="T2">) ;</text:span></text:p>
      <text:p text:style-name="P65"><text:span text:style-name="T2">l</text:span><text:span text:style-name="T1">ire(H) ;</text:span></text:p>
      <text:p text:style-name="P36"><draw:line text:anchor-type="paragraph" draw:z-index="9" draw:name="Forme2" draw:style-name="gr1" draw:text-style-name="P71" svg:x1="2.769cm" svg:y1="0.368cm" svg:x2="3.842cm" svg:y2="0.338cm"><text:p/></draw:line><text:span text:style-name="T51">surface&lt; <text:s text:c="3"/>(B*H)/2 ;</text:span></text:p>
      <text:p text:style-name="P58"><text:span text:style-name="T2">Ecrire(</text:span><text:span text:style-name="T3">‘la s</text:span><text:span text:style-name="T6">urface</text:span><text:span text:style-name="T3"> est’, s</text:span><text:span text:style-name="T6">urface</text:span><text:span text:style-name="T3">) ;</text:span></text:p>
      <text:p text:style-name="P31"/>
      <text:p text:style-name="P39"><text:soft-page-break/><text:span text:style-name="T1">Fin</text:span></text:p>
      <text:p text:style-name="P22">Exercice:</text:p>
      <text:p text:style-name="P2">Ecrire un programme qui permet de calculer et d’afficher la moyenne en informatique d’un</text:p>
      <text:p text:style-name="P2">élève.</text:p>
      <text:p text:style-name="P31"><text:span text:style-name="T30">Résolution </text:span><text:span text:style-name="T27">:</text:span></text:p>
      <text:p text:style-name="P58"><text:span text:style-name="T2">Algorithme </text:span><text:span text:style-name="T6">M</text:span><text:span text:style-name="T8">oyenne</text:span></text:p>
      <text:p text:style-name="P58"><text:span text:style-name="T5"/></text:p>
      <text:p text:style-name="P62"><text:span text:style-name="T5">T : </text:span><text:span text:style-name="T1">tableau de n colonnes et une ligne</text:span></text:p>
      <text:p text:style-name="P31">Variables</text:p>
      <text:p text:style-name="P31"/>
      <text:p text:style-name="P44"><text:span text:style-name="T43">j</text:span>: entier;</text:p>
      <text:p text:style-name="P58"><text:span text:style-name="T9">moy, </text:span><text:span text:style-name="T23">som</text:span><text:span text:style-name="T2"> : r</text:span><text:span text:style-name="T5">éel</text:span><text:span text:style-name="T24">s</text:span><text:span text:style-name="T2">;</text:span></text:p>
      <text:p text:style-name="P58"><text:span text:style-name="T2"/></text:p>
      <text:p text:style-name="P31">Début</text:p>
      <text:p text:style-name="P49">som=0 ;</text:p>
      <text:p text:style-name="P44"/>
      <text:p text:style-name="P44"><text:s text:c="3"/>pour <text:span text:style-name="T44">j</text:span>=<text:span text:style-name="T54">1 </text:span>à n faire</text:p>
      <text:p text:style-name="P61"><text:span text:style-name="T9"><text:s text:c="6"/>s</text:span><text:span text:style-name="T20">om</text:span><text:span text:style-name="T22">=som+T[j] ;</text:span></text:p>
      <text:p text:style-name="P44"><text:s text:c="3"/>fin pour</text:p>
      <text:p text:style-name="P49">moy=som/n ;</text:p>
      <text:p text:style-name="P44"/>
      <text:p text:style-name="P44">Ecrire(‘<text:span text:style-name="T55">la moyenne est’, </text:span>moy) ;</text:p>
      <text:p text:style-name="P58"><text:span text:style-name="T3"/></text:p>
      <text:p text:style-name="P31"/>
      <text:p text:style-name="P39">Fin</text:p>
      <text:p text:style-name="P2"/>
      <text:p text:style-name="P22">Exercice:</text:p>
      <text:p text:style-name="P2">On dispose de trois variables A, B et C. Ecrivez un algorithme transférant à B la valeur de A, à C la valeur de B et à A la valeur de C.</text:p>
      <text:p text:style-name="P11">Résolution :</text:p>
      <text:p text:style-name="P16">Algorithme Permutation</text:p>
      <text:p text:style-name="P16"/>
      <text:p text:style-name="P16"><text:soft-page-break/><text:s/>Variables </text:p>
      <text:p text:style-name="P16">A, B, <text:span text:style-name="T49">C,</text:span> Aux<text:span text:style-name="T49">1, Aux2</text:span> : entiers ;</text:p>
      <text:p text:style-name="P16"/>
      <text:p text:style-name="P16">Début</text:p>
      <text:p text:style-name="P16"/>
      <text:p text:style-name="P18"><draw:line text:anchor-type="paragraph" draw:z-index="12" draw:name="Forme1" draw:style-name="gr1" draw:text-style-name="P71" svg:x1="1.689cm" svg:y1="0.39cm" svg:x2="2.776cm" svg:y2="0.39cm"><text:p/></draw:line>Aux<text:span text:style-name="T49">1</text:span>&lt; <text:s text:c="3"/><text:span text:style-name="T49">B</text:span>;</text:p>
      <text:p text:style-name="P20"><draw:line text:anchor-type="paragraph" draw:z-index="13" draw:name="Forme1" draw:style-name="gr1" draw:text-style-name="P71" svg:x1="1.603cm" svg:y1="0.39cm" svg:x2="2.69cm" svg:y2="0.39cm"><text:p/></draw:line>A<text:span text:style-name="T49">ux2</text:span>&lt; <text:s text:c="3"/><text:span text:style-name="T49">C</text:span>;</text:p>
      <text:p text:style-name="P20"><draw:line text:anchor-type="paragraph" draw:z-index="14" draw:name="Forme1" draw:style-name="gr1" draw:text-style-name="P71" svg:x1="0.602cm" svg:y1="0.39cm" svg:x2="1.689cm" svg:y2="0.39cm"><text:p/></draw:line>B&lt; <text:s text:c="3"/>A;</text:p>
      <text:p text:style-name="P21"><draw:line text:anchor-type="paragraph" draw:z-index="15" draw:name="Forme1" draw:style-name="gr1" draw:text-style-name="P71" svg:x1="0.602cm" svg:y1="0.39cm" svg:x2="1.689cm" svg:y2="0.39cm"><text:p/></draw:line>C&lt; <text:s text:c="3"/>Aux1 ;</text:p>
      <text:p text:style-name="P21"><draw:line text:anchor-type="paragraph" draw:z-index="16" draw:name="Forme1" draw:style-name="gr1" draw:text-style-name="P71" svg:x1="0.602cm" svg:y1="0.39cm" svg:x2="1.689cm" svg:y2="0.39cm"><text:p/></draw:line>A&lt; <text:s text:c="3"/>Aux2 ;</text:p>
      <text:p text:style-name="P53">Fin</text:p>
      <text:p text:style-name="P22">Exercice :</text:p>
      <text:p text:style-name="P51">Ecrire un algorithme qui permuter les valeurs de deux variables sachant que A←7 et B←2.</text:p>
      <text:p text:style-name="P10"><text:span text:style-name="T52">Résolution </text:span>:</text:p>
      <text:p text:style-name="P15">Algorithme Permutation</text:p>
      <text:p text:style-name="P15"/>
      <text:p text:style-name="P15"><text:s/>Variables </text:p>
      <text:p text:style-name="P15">A, B, Aux : entiers ;</text:p>
      <text:p text:style-name="P15"/>
      <text:p text:style-name="P15">Début</text:p>
      <text:p text:style-name="P15"><draw:line text:anchor-type="paragraph" draw:z-index="0" draw:name="Forme1" draw:style-name="gr1" draw:text-style-name="P72" svg:x1="0.764cm" svg:y1="0.39cm" svg:x2="1.849cm" svg:y2="0.39cm"><text:p/></draw:line>A&lt; <text:s text:c="4"/>7 ;</text:p>
      <text:p text:style-name="P15"><draw:line text:anchor-type="paragraph" draw:z-index="1" draw:name="Forme1" draw:style-name="gr1" draw:text-style-name="P72" svg:x1="0.764cm" svg:y1="0.39cm" svg:x2="1.849cm" svg:y2="0.39cm"><text:p/></draw:line>B&lt;  <text:s text:c="3"/><text:span text:style-name="T32">2 ;</text:span></text:p>
      <text:p text:style-name="P17"><draw:line text:anchor-type="paragraph" draw:z-index="2" draw:name="Forme1" draw:style-name="gr1" draw:text-style-name="P71" svg:x1="1.689cm" svg:y1="0.39cm" svg:x2="2.776cm" svg:y2="0.39cm"><text:p/></draw:line>Aux&lt; <text:s text:c="5"/><text:span text:style-name="T48">A</text:span>;</text:p>
      <text:p text:style-name="P19"><draw:line text:anchor-type="paragraph" draw:z-index="10" draw:name="Forme1" draw:style-name="gr1" draw:text-style-name="P71" svg:x1="0.602cm" svg:y1="0.39cm" svg:x2="1.689cm" svg:y2="0.39cm"><text:p/></draw:line>A&lt; <text:s text:c="3"/>B ;</text:p>
      <text:p text:style-name="P19"><draw:line text:anchor-type="paragraph" draw:z-index="11" draw:name="Forme1" draw:style-name="gr1" draw:text-style-name="P71" svg:x1="0.602cm" svg:y1="0.39cm" svg:x2="1.689cm" svg:y2="0.39cm"><text:p/></draw:line>B&lt; <text:s text:c="3"/>Aux ;</text:p>
      <text:p text:style-name="P19"/>
      <text:p text:style-name="P52">Fin</text:p>
      <text:p text:style-name="P22">Exercice :</text:p>
      <text:p text:style-name="P69">Ecrire l'algorithme et le programme pascal d'un programme qui permet de saisir un entier de 3 chiffres puis affiche la somme de ces 3 chiffres.</text:p>
      <text:p text:style-name="P69"><text:soft-page-break/>Exemple : pour 145 <text:s/>S=1+4+5=10</text:p>
      <text:p text:style-name="P69">(en utilisant (mod et div))</text:p>
      <text:p text:style-name="P70"/>
      <text:p text:style-name="P22">Exercise:</text:p>
      <text:p text:style-name="P2">Ecrire un algorithme qui lit le prix HT(hors Taxe) d’un article, le nombre d’article et le taux de TVA et qui fournit le prix total TTC correspondant faire en sorte que des libelle apparaissent clairement</text:p>
      <text:p text:style-name="P68"><text:span text:style-name="T53">Résolution </text:span>:</text:p>
      <text:p text:style-name="P68">Algorithme TTC</text:p>
      <text:p text:style-name="P68"/>
      <text:p text:style-name="P66">Variables </text:p>
      <text:p text:style-name="P66">n, pht, tva, pttc:r<text:span text:style-name="T56">éels</text:span></text:p>
      <text:p text:style-name="P66"/>
      <text:p text:style-name="P66">Début </text:p>
      <text:p text:style-name="P66">Ecrire <text:span text:style-name="T57">(</text:span>"Entrez le prix hors taxes :" <text:span text:style-name="T57">) ;</text:span></text:p>
      <text:p text:style-name="P66">Lire pht </text:p>
      <text:p text:style-name="P67">Ecrire <text:span text:style-name="T57">(</text:span>"Entrez le nombre d’articles :"<text:span text:style-name="T57">) ;</text:span></text:p>
      <text:p text:style-name="P67">Lire (n<text:span text:style-name="T57">) ;</text:span></text:p>
      <text:p text:style-name="P66">Ecrire ("Entrez le taux de TVA :" <text:span text:style-name="T57">) ;</text:span></text:p>
      <text:p text:style-name="P66">Lire (tva<text:span text:style-name="T57">) ;</text:span> </text:p>
      <text:p text:style-name="P66">pttc ← n * pht * (1 + tva) </text:p>
      <text:p text:style-name="P66">Ecrire ("Le prix toutes taxes est : ", pttc<text:span text:style-name="T57">) ;</text:span> </text:p>
      <text:p text:style-name="P66">Fi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Helvetica" svg:font-family="Helvetica, Arial, sans-serif"/>
    <style:font-face style:name="Lohit Devanagari1" svg:font-family="'Lohit Devanagari'"/>
    <style:font-face style:name="Open Sans" svg:font-family="'Open Sans', sans-serif"/>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dc:date>2020-03-18T12:10:46.937579228</dc:date>
    <meta:editing-duration>PT14H18M15S</meta:editing-duration>
    <meta:editing-cycles>56</meta:editing-cycles>
    <meta:document-statistic meta:table-count="0" meta:image-count="0" meta:object-count="0" meta:page-count="8" meta:paragraph-count="189" meta:word-count="784" meta:character-count="4154" meta:non-whitespace-character-count="3475"/>
  </office:meta>
</office:document-meta>
</file>